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3.2. Busca y enumera las funciones principales que tiene el administrador de una LAN.</text:p>
      <text:p text:style-name="Standard"/>
      <text:list xml:id="list3549272505" text:style-name="L2">
        <text:list-item>
          <text:p text:style-name="P2">Configuración de la red</text:p>
        </text:list-item>
        <text:list-item>
          <text:p text:style-name="P2">Detectar y corregir fallas</text:p>
        </text:list-item>
        <text:list-item>
          <text:p text:style-name="P2">Mejorar el desempeño de la red</text:p>
        </text:list-item>
        <text:list-item>
          <text:p text:style-name="P2">Administración de la seguridad de la r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8T15:58:48.508943445</meta:creation-date>
    <dc:date>2019-10-08T16:01:17.425822849</dc:date>
    <dc:creator>I116-05 </dc:creator>
    <meta:editing-duration>PT2M30S</meta:editing-duration>
    <meta:editing-cycles>1</meta:editing-cycles>
    <meta:document-statistic meta:table-count="0" meta:image-count="0" meta:object-count="0" meta:page-count="1" meta:paragraph-count="5" meta:word-count="39" meta:character-count="214" meta:non-whitespace-character-count="184"/>
    <meta:generator>LibreOffice/6.0.4.1$Linux_X86_64 LibreOffice_project/00m0$Build-1</meta:generator>
  </office:meta>
</office:document-meta>
</file>